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>
            <text:p>用户名(name)</text:p>
          </table:table-cell>
          <table:table-cell table:style-name="ce1" office:value-type="string">
            <text:p>邮箱(email)</text:p>
          </table:table-cell>
          <table:table-cell office:value-type="string">
            <text:p>手机(phone)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张三</text:p>
          </table:table-cell>
          <table:table-cell table:style-name="ce1" office:value-type="string">
            <text:p>zhangsan@y.x</text:p>
          </table:table-cell>
          <table:table-cell office:value-type="float" office:value="18600000000">
            <text:p>1860000000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李四</text:p>
          </table:table-cell>
          <table:table-cell table:style-name="ce1" office:value-type="string">
            <text:p>lisi@y.x</text:p>
          </table:table-cell>
          <table:table-cell office:value-type="float" office:value="18600000001">
            <text:p>1860000000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王五</text:p>
          </table:table-cell>
          <table:table-cell table:style-name="ce1" office:value-type="string">
            <text:p>wangwu@y.x</text:p>
          </table:table-cell>
          <table:table-cell office:value-type="float" office:value="18600000002">
            <text:p>18600000002</text:p>
          </table:table-cell>
          <table:table-cell table:number-columns-repeated="253"/>
        </table:table-row>
        <table:table-row table:style-name="ro2" table:number-rows-repeated="104857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1"/>
    <style:style style:name="Currency_20__5b_0_5d_" style:display-name="Currency [0]" style:family="table-cell" style:parent-style-name="Default" style:data-style-name="N125"/>
    <style:style style:name="Comma" style:family="table-cell" style:parent-style-name="Default" style:data-style-name="N128"/>
    <style:style style:name="Comma_20__5b_0_5d_" style:display-name="Comma 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9T20:02:22</dc:date>
    <dc:creator>fahchen </dc:creator>
    <meta:editing-duration>P0D</meta:editing-duration>
    <meta:editing-cycles>1</meta:editing-cycles>
    <meta:document-statistic meta:table-count="1" meta:cell-count="12" meta:object-count="0"/>
    <meta:generator>LibreOffice/4.0.2.2$Linux_X86_64 LibreOffice_project/400m0$Build-2</meta:generator>
  </office:meta>
</office:document-meta>
</file>